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C9C55C2AA6D0A8E5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C9C55C2AA6D0A8E5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Plus d'enseignement </text:span><text:span text:style-name="T1"><text:line-break/></text:span><text:span text:style-name="T1">sur le Saint-Esprit</text:span></text:p>
            <text:p text:style-name="P3"><text:span text:style-name="T2">(Jean 16.5-33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7-15T15:07:29.841000000</dc:date>
    <meta:editing-duration>PT2H28M22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